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518cm" fo:min-width="4.31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15cm" fo:min-width="6.312cm" fo:wrap-option="wrap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75cm" fo:min-width="5.6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815cm" fo:min-width="7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05cm" fo:min-width="5.4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6cm" fo:min-width="1.6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55cm" fo:min-width="4.242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2.05cm" fo:min-width="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6.8cm" svg:height="2.5cm" svg:x="6.9cm" svg:y="1.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6.812cm" svg:height="2.4cm" draw:transform="skewX (0.302989158146216) translate (6.25cm 5cm)">
          <text:p text:style-name="P1">Podaj liczbę całkowitą n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6.1cm" svg:height="2cm" svg:x="5.4cm" svg:y="9.2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.5cm" svg:height="2.065cm" draw:transform="skewX (0.455705467695719) translate (5cm 12.1cm)">
          <text:p text:style-name="P1">Podaj liczbę a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5.9cm" svg:height="2.3cm" svg:x="5.6cm" svg:y="15.6cm">
          <text:p text:style-name="P1">Iloczyn * = a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4.2cm" svg:height="3.7cm" svg:x="8cm" svg:y="18.5cm">
          <text:p text:style-name="P1">i = n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7" draw:id="id7" draw:layer="layout" svg:width="4.742cm" svg:height="1.8cm" draw:transform="skewX (0.428303798439408) translate (3.222cm 22.9cm)">
          <text:p text:style-name="P1">Wynik iloczynu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6.8cm" svg:height="2.5cm" svg:x="1.4cm" svg:y="25.7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" draw:id="id9" draw:layer="layout" svg:width="5.5cm" svg:height="2.3cm" svg:x="13.8cm" svg:y="15.4cm">
          <text:p text:style-name="P1">i:= i+1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3cm" svg:y1="3.8cm" svg:x2="9.656cm" svg:y2="5cm" draw:start-shape="id1" draw:start-glue-point="8" draw:end-shape="id2" draw:end-glue-point="0" svg:d="M10300 3800l-644 1200" svg:viewBox="0 0 645 1201">
          <text:p/>
        </draw:connector>
        <draw:connector draw:style-name="gr9" draw:text-style-name="P4" draw:layer="layout" draw:type="line" svg:x1="8.906cm" svg:y1="7.4cm" svg:x2="8.45cm" svg:y2="9.2cm" draw:start-shape="id2" draw:start-glue-point="2" draw:end-shape="id3" draw:end-glue-point="0" svg:d="M8906 7400l-456 1800" svg:viewBox="0 0 457 1801">
          <text:p/>
        </draw:connector>
        <draw:connector draw:style-name="gr9" draw:text-style-name="P4" draw:layer="layout" draw:type="line" svg:x1="8.45cm" svg:y1="11.2cm" svg:x2="8.75cm" svg:y2="12.1cm" draw:start-shape="id3" draw:start-glue-point="2" draw:end-shape="id4" svg:d="M8450 11200l300 900" svg:viewBox="0 0 301 901">
          <text:p/>
        </draw:connector>
        <draw:connector draw:style-name="gr9" draw:text-style-name="P4" draw:layer="layout" draw:type="line" svg:x1="7.738cm" svg:y1="14.165cm" svg:x2="8.55cm" svg:y2="15.6cm" draw:start-shape="id4" draw:start-glue-point="2" draw:end-shape="id5" svg:d="M7738 14165l812 1435" svg:viewBox="0 0 813 1436">
          <text:p/>
        </draw:connector>
        <draw:connector draw:style-name="gr9" draw:text-style-name="P4" draw:layer="layout" draw:type="line" svg:x1="8.55cm" svg:y1="17.9cm" svg:x2="10.1cm" svg:y2="18.5cm" draw:start-shape="id5" draw:start-glue-point="2" draw:end-shape="id6" draw:end-glue-point="4" svg:d="M8550 17900l1550 600" svg:viewBox="0 0 1551 601">
          <text:p/>
        </draw:connector>
        <draw:connector draw:style-name="gr10" draw:text-style-name="P4" draw:layer="layout" svg:x1="8cm" svg:y1="20.35cm" svg:x2="5.593cm" svg:y2="22.9cm" draw:start-shape="id6" draw:start-glue-point="5" draw:end-shape="id7" svg:d="M8000 20350h-2407v2550" svg:viewBox="0 0 2408 2551">
          <text:p text:style-name="P1">TAK</text:p>
        </draw:connector>
        <draw:connector draw:style-name="gr9" draw:text-style-name="P4" draw:layer="layout" draw:type="line" svg:x1="4.771cm" svg:y1="24.7cm" svg:x2="4.8cm" svg:y2="25.7cm" draw:start-shape="id7" draw:start-glue-point="2" draw:end-shape="id8" draw:end-glue-point="4" svg:d="M4771 24700l29 1000" svg:viewBox="0 0 30 1001">
          <text:p/>
        </draw:connector>
        <draw:connector draw:style-name="gr10" draw:text-style-name="P4" draw:layer="layout" svg:x1="12.2cm" svg:y1="20.35cm" svg:x2="13.8cm" svg:y2="16.55cm" draw:start-shape="id6" draw:start-glue-point="7" draw:end-shape="id9" svg:d="M12200 20350h801v-3800h799" svg:viewBox="0 0 1601 3801">
          <text:p text:style-name="P1">NIE</text:p>
        </draw:connector>
        <draw:connector draw:style-name="gr9" draw:text-style-name="P4" xml:id="id10" draw:id="id10" draw:layer="layout" svg:x1="16.55cm" svg:y1="15.4cm" svg:x2="16.55cm" svg:y2="15.4cm" draw:start-shape="id9" draw:start-glue-point="0" draw:end-shape="id9" draw:end-glue-point="0" svg:d="M16550 15400z" svg:viewBox="0 0 1 1">
          <text:p/>
        </draw:connector>
        <draw:connector draw:style-name="gr9" draw:text-style-name="P4" draw:layer="layout" svg:x1="11.994cm" svg:y1="13.132cm" svg:x2="11.994cm" svg:y2="13.132cm" draw:start-shape="id4" draw:start-glue-point="1" draw:end-shape="id4" svg:d="M11994 13132z" svg:viewBox="0 0 1 1">
          <text:p/>
        </draw:connector>
        <draw:connector draw:style-name="gr9" draw:text-style-name="P4" draw:layer="layout" draw:line-skew="1.975cm" svg:x1="16.55cm" svg:y1="15.4cm" svg:x2="11.994cm" svg:y2="13.132cm" draw:start-shape="id10" draw:start-glue-point="0" draw:end-shape="id4" svg:d="M16550 15400h-50v-2268h-4506" svg:viewBox="0 0 4557 22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9:55:40.523363456</meta:creation-date>
    <dc:date>2018-11-28T10:10:31.111958523</dc:date>
    <meta:editing-duration>PT4M15S</meta:editing-duration>
    <meta:editing-cycles>2</meta:editing-cycles>
    <meta:generator>LibreOffice/6.0.6.2$Linux_X86_64 LibreOffice_project/00m0$Build-2</meta:generator>
    <meta:document-statistic meta:object-count="20"/>
  </office:meta>
</office:document-meta>
</file>